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Standard">
      <style:text-properties officeooo:rsid="000eb24d" officeooo:paragraph-rsid="000eb24d"/>
    </style:style>
    <style:style style:name="P3" style:family="paragraph" style:parent-style-name="Standard">
      <style:text-properties officeooo:rsid="000ff062" officeooo:paragraph-rsid="000ff062"/>
    </style:style>
    <style:style style:name="P4" style:family="paragraph" style:parent-style-name="Standard">
      <style:text-properties officeooo:rsid="0012a45d" officeooo:paragraph-rsid="0012a45d"/>
    </style:style>
    <style:style style:name="P5" style:family="paragraph" style:parent-style-name="Standard">
      <style:text-properties officeooo:rsid="00134adb" officeooo:paragraph-rsid="00134adb"/>
    </style:style>
    <style:style style:name="P6" style:family="paragraph" style:parent-style-name="Standard">
      <style:text-properties officeooo:rsid="0015089d" officeooo:paragraph-rsid="0015089d"/>
    </style:style>
    <style:style style:name="P7" style:family="paragraph" style:parent-style-name="Standard">
      <style:text-properties officeooo:rsid="00168ec3" officeooo:paragraph-rsid="00168ec3"/>
    </style:style>
    <style:style style:name="P8" style:family="paragraph" style:parent-style-name="Standard">
      <style:text-properties officeooo:rsid="001ae882" officeooo:paragraph-rsid="001ae882"/>
    </style:style>
    <style:style style:name="P9" style:family="paragraph" style:parent-style-name="Standard">
      <style:text-properties officeooo:rsid="001967e8" officeooo:paragraph-rsid="001967e8"/>
    </style:style>
    <style:style style:name="P10" style:family="paragraph" style:parent-style-name="Standard">
      <style:text-properties officeooo:rsid="001967e8" officeooo:paragraph-rsid="00168ec3"/>
    </style:style>
    <style:style style:name="P11" style:family="paragraph" style:parent-style-name="Standard">
      <style:text-properties officeooo:rsid="00210f6b" officeooo:paragraph-rsid="00210f6b"/>
    </style:style>
    <style:style style:name="P12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13" style:family="paragraph" style:parent-style-name="Standard">
      <style:text-properties officeooo:rsid="00216a18" officeooo:paragraph-rsid="00216a18"/>
    </style:style>
    <style:style style:name="P14" style:family="paragraph" style:parent-style-name="Standard">
      <style:text-properties officeooo:rsid="0013abbb" officeooo:paragraph-rsid="00134adb"/>
    </style:style>
    <style:style style:name="P15" style:family="paragraph" style:parent-style-name="Standard">
      <style:text-properties officeooo:rsid="00247d75" officeooo:paragraph-rsid="00247d75"/>
    </style:style>
    <style:style style:name="T1" style:family="text">
      <style:text-properties fo:color="#bababa"/>
    </style:style>
    <style:style style:name="T2" style:family="text">
      <style:text-properties fo:color="#6a8759"/>
    </style:style>
    <style:style style:name="T3" style:family="text">
      <style:text-properties officeooo:rsid="001fdef4"/>
    </style:style>
    <style:style style:name="T4" style:family="text">
      <style:text-properties officeooo:rsid="00210f6b"/>
    </style:style>
    <style:style style:name="T5" style:family="text">
      <style:text-properties officeooo:rsid="00216a18"/>
    </style:style>
    <style:style style:name="T6" style:family="text">
      <style:text-properties officeooo:rsid="00247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style=</text:span><text:span text:style-name="T2">"@style/Widget.AppCompat.Button.Borderless"</text:span></text:p>
      <text:p text:style-name="P1"/>
      <text:p text:style-name="P13">ffffffffffffffffffffffffffff</text:p>
      <text:p text:style-name="P13">ccc</text:p>
      <text:p text:style-name="P1"><text:bookmark-start text:name="__DdeLink__10_1416542550"/><text:bookmark-start text:name="__DdeLink__3_1416542550"/>أ<text:bookmark-end text:name="__DdeLink__10_1416542550"/><text:bookmark-end text:name="__DdeLink__3_1416542550"/>وامر الجيت </text:p>
      <text:p text:style-name="P1"><text:span text:style-name="T5">ccccc</text:span>git <text:span text:style-name="T4">show </text:span><text:s/>.git commit -m "</text:p>
      <text:p text:style-name="P13">cccccccccccc</text:p>
      <text:p text:style-name="P1"><text:bookmark-start text:name="__DdeLink__14_728838398"/>git push -u origin master<text:bookmark-end text:name="__DdeLink__14_728838398"/></text:p>
      <text:p text:style-name="P2"><text:span text:style-name="T5">csacsacsadfsvxds</text:span> </text:p>
      <text:p text:style-name="P2"/>
      <text:p text:style-name="P3">system.out .println<text:span text:style-name="T5">d\dskfsfciicx</text:span></text:p>
      <text:p text:style-name="P4">go to hell</text:p>
      <text:p text:style-name="P5">why <text:s/>I g<text:span text:style-name="T5">{ddddfxco}</text:span>o to <text:s/>hell ?</text:p>
      <text:p text:style-name="P14"/>
      <text:p text:style-name="P15">dsaasdz</text:p>
      <text:p text:style-name="P6">hello<text:span text:style-name="T6">dsdc</text:span> world </text:p>
      <text:p text:style-name="P7">new edite</text:p>
      <text:p text:style-name="P10"/>
      <text:p text:style-name="P9"/>
      <text:p text:style-name="P9"/>
      <text:p text:style-name="P11">git branch new Branch</text:p>
      <text:p text:style-name="P8">new Edi<text:span text:style-name="T3">git </text:span></text:p>
      <text:p text:style-name="P8"/>
      <text:p text:style-name="P8"/>
      <text:p text:style-name="P8"/>
      <text:p text:style-name="P11">git addd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5-18T18:37:37.453920310</dc:date>
    <meta:editing-duration>PT4H1M25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42" meta:character-count="321" meta:non-whitespace-character-count="289"/>
  </office:meta>
</office:document-meta>
</file>